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fo:color="#FFFFFF" style:font-name="Calibri" style:font-name-asian="Calibri" style:font-name-complex="Calibri" fo:font-size="13pt" style:font-size-asian="13pt" style:font-size-complex="13pt" style:font-family-generic="swiss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6">
            <text:p>21 Oct 22</text:p>
          </table:table-cell>
          <table:table-cell office:value-type="date" office:date-value="2022-10-21T00:00:00" table:style-name="ce7">
            <text:p>21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4T00:00:00" table:style-name="ce5">
            <text:p>24 Oct 22</text:p>
          </table:table-cell>
          <table:table-cell office:value-type="date" office:date-value="2022-10-22T00:00:00" table:style-name="ce7">
            <text:p>22 Oct 22</text:p>
          </table:table-cell>
          <table:table-cell office:value-type="date" office:date-value="2022-10-24T00:00:00" table:style-name="ce7">
            <text:p>24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idda vasundhara devi</meta:initial-creator>
    <dc:creator>gidda vasundhara devi</dc:creator>
    <meta:creation-date>2022-03-10T15:45:22Z</meta:creation-date>
    <dc:date>2022-10-27T14:45:42Z</dc:date>
    <meta:editing-cycles>1</meta:editing-cycles>
    <meta:editing-duration>PT7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